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8pt" style:text-underline-style="none" fo:font-weight="bold" officeooo:rsid="0009d938" officeooo:paragraph-rsid="0009d938" style:font-size-asian="15.75pt" style:font-weight-asian="bold" style:font-size-complex="18pt" style:font-weight-complex="bold"/>
    </style:style>
    <style:style style:name="P2" style:family="paragraph" style:parent-style-name="Standard">
      <style:text-properties style:font-name="Liberation Serif" fo:font-size="18pt" fo:font-style="normal" style:text-underline-style="none" fo:font-weight="bold" officeooo:rsid="000da53d" officeooo:paragraph-rsid="000da53d" style:font-size-asian="15.75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style:font-name="Liberation Serif" fo:font-size="15pt" fo:font-style="italic" style:text-underline-style="none" fo:font-weight="normal" officeooo:rsid="000b1815" officeooo:paragraph-rsid="000b1815" style:font-size-asian="13.1000003814697pt" style:font-style-asian="italic" style:font-weight-asian="normal" style:font-size-complex="15pt" style:font-style-complex="italic" style:font-weight-complex="normal"/>
    </style:style>
    <style:style style:name="P4" style:family="paragraph" style:parent-style-name="Standard">
      <style:text-properties style:font-name="Liberation Serif" fo:font-size="15pt" fo:font-style="italic" style:text-underline-style="none" fo:font-weight="normal" officeooo:rsid="000d94a1" officeooo:paragraph-rsid="000d94a1" style:font-size-asian="13.1000003814697pt" style:font-style-asian="italic" style:font-weight-asian="normal" style:font-size-complex="15pt" style:font-style-complex="italic" style:font-weight-complex="normal"/>
    </style:style>
    <style:style style:name="P5" style:family="paragraph" style:parent-style-name="Standard">
      <style:text-properties style:font-name="Liberation Serif" fo:font-size="15pt" fo:font-style="italic" style:text-underline-style="none" fo:font-weight="normal" officeooo:rsid="000d94a1" officeooo:paragraph-rsid="0011ed28" style:font-size-asian="13.1000003814697pt" style:font-style-asian="italic" style:font-weight-asian="normal" style:font-size-complex="15pt" style:font-style-complex="italic" style:font-weight-complex="normal"/>
    </style:style>
    <style:style style:name="P6" style:family="paragraph" style:parent-style-name="Standard">
      <style:text-properties style:font-name="Liberation Serif" fo:font-size="15pt" fo:font-style="italic" style:text-underline-style="none" fo:font-weight="normal" officeooo:rsid="000da53d" officeooo:paragraph-rsid="000d94a1" style:font-size-asian="13.1000003814697pt" style:font-style-asian="italic" style:font-weight-asian="normal" style:font-size-complex="15pt" style:font-style-complex="italic" style:font-weight-complex="normal"/>
    </style:style>
    <style:style style:name="P7" style:family="paragraph" style:parent-style-name="Standard">
      <style:text-properties style:font-name="Liberation Serif" fo:font-size="15pt" fo:font-style="normal" style:text-underline-style="none" fo:font-weight="normal" officeooo:rsid="000ef75f" officeooo:paragraph-rsid="000ef75f" style:font-size-asian="13.1000003814697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text-properties style:font-name="Liberation Serif" fo:font-size="15pt" fo:font-style="normal" style:text-underline-style="none" fo:font-weight="normal" officeooo:rsid="000f0f2c" officeooo:paragraph-rsid="000f0f2c" style:font-size-asian="13.1000003814697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text-properties style:font-name="Liberation Serif" fo:font-size="15pt" style:text-underline-style="none" fo:font-weight="normal" officeooo:rsid="002d80f3" officeooo:paragraph-rsid="002d80f3" style:font-size-asian="13.1000003814697pt" style:font-weight-asian="normal" style:font-size-complex="15pt" style:font-weight-complex="normal"/>
    </style:style>
    <style:style style:name="P10" style:family="paragraph" style:parent-style-name="Standard">
      <style:text-properties style:font-name="Liberation Serif" fo:font-size="20pt" style:text-underline-style="none" fo:font-weight="bold" officeooo:rsid="0009d938" officeooo:paragraph-rsid="0009d938" style:font-size-asian="20pt" style:font-weight-asian="bold" style:font-size-complex="20pt" style:font-weight-complex="bold"/>
    </style:style>
    <style:style style:name="P11" style:family="paragraph" style:parent-style-name="Standard">
      <style:text-properties style:font-name="Liberation Serif" fo:font-size="20pt" fo:font-style="normal" style:text-underline-style="none" fo:font-weight="bold" officeooo:rsid="000da53d" officeooo:paragraph-rsid="000da53d" style:font-size-asian="20pt" style:font-style-asian="normal" style:font-weight-asian="bold" style:font-size-complex="20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22pt" style:text-underline-style="solid" style:text-underline-width="auto" style:text-underline-color="font-color" fo:font-weight="bold" officeooo:rsid="000da53d" officeooo:paragraph-rsid="000da53d" style:font-size-asian="22pt" style:font-weight-asian="bold" style:font-size-complex="22pt" style:font-weight-complex="bold"/>
    </style:style>
    <style:style style:name="P13" style:family="paragraph" style:parent-style-name="Standard">
      <style:text-properties style:text-position="0% 100%" style:font-name="Liberation Serif" fo:font-size="15pt" fo:font-style="normal" style:text-underline-style="none" fo:font-weight="normal" officeooo:rsid="000f0f2c" officeooo:paragraph-rsid="000f0f2c" style:font-size-asian="13.1000003814697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text-properties style:text-position="0% 100%" style:font-name="Liberation Serif" fo:font-size="15pt" fo:font-style="normal" style:text-underline-style="none" fo:font-weight="normal" officeooo:rsid="0010a963" officeooo:paragraph-rsid="0010a963" style:font-size-asian="13.1000003814697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text-properties style:text-position="0% 100%" style:font-name="Liberation Serif" fo:font-size="15pt" fo:font-style="normal" style:text-underline-style="none" fo:font-weight="normal" officeooo:rsid="0010a963" officeooo:paragraph-rsid="00154db7" style:font-size-asian="13.1000003814697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text-properties style:text-position="0% 100%" style:font-name="Liberation Serif" fo:font-size="15pt" fo:font-style="normal" style:text-underline-style="none" fo:font-weight="normal" officeooo:rsid="0011ed28" officeooo:paragraph-rsid="0011ed28" style:font-size-asian="13.1000003814697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text-properties style:text-position="0% 100%" style:font-name="Liberation Serif" fo:font-size="15pt" fo:font-style="normal" style:text-underline-style="none" fo:font-weight="normal" officeooo:rsid="00154db7" officeooo:paragraph-rsid="00154db7" style:font-size-asian="13.1000003814697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text-properties style:text-position="0% 100%" style:font-name="Liberation Serif" fo:font-size="15pt" fo:font-style="normal" style:text-underline-style="none" fo:font-weight="normal" officeooo:rsid="00154db7" officeooo:paragraph-rsid="001715f6" style:font-size-asian="13.1000003814697pt" style:font-style-asian="normal" style:font-weight-asian="normal" style:font-size-complex="15pt" style:font-style-complex="normal" style:font-weight-complex="normal"/>
    </style:style>
    <style:style style:name="P19" style:family="paragraph" style:parent-style-name="Standard">
      <style:text-properties style:text-position="0% 100%" style:font-name="Liberation Serif" fo:font-size="15pt" fo:font-style="normal" style:text-underline-style="none" fo:font-weight="normal" officeooo:rsid="00154db7" officeooo:paragraph-rsid="001d96b1" style:font-size-asian="13.1000003814697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style:text-position="0% 100%" style:font-name="Liberation Serif" fo:font-size="15pt" fo:font-style="normal" style:text-underline-style="none" fo:font-weight="normal" officeooo:rsid="001715f6" officeooo:paragraph-rsid="001715f6" style:font-size-asian="13.1000003814697pt" style:font-style-asian="normal" style:font-weight-asian="normal" style:font-size-complex="15pt" style:font-style-complex="normal" style:font-weight-complex="normal"/>
    </style:style>
    <style:style style:name="P21" style:family="paragraph" style:parent-style-name="Standard">
      <style:text-properties style:text-position="0% 100%" style:font-name="Liberation Serif" fo:font-size="15pt" fo:font-style="normal" style:text-underline-style="none" fo:font-weight="normal" officeooo:rsid="001715f6" officeooo:paragraph-rsid="001d96b1" style:font-size-asian="13.1000003814697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text-properties style:text-position="0% 100%" style:font-name="Liberation Serif" fo:font-size="15pt" fo:font-style="normal" style:text-underline-style="none" fo:font-weight="normal" officeooo:rsid="001d92a6" officeooo:paragraph-rsid="001d92a6" style:font-size-asian="13.1000003814697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>
      <style:text-properties style:text-position="0% 100%" style:font-name="Liberation Serif" fo:font-size="15pt" fo:font-style="normal" style:text-underline-style="none" fo:font-weight="normal" officeooo:rsid="0020ff8e" officeooo:paragraph-rsid="0020ff8e" style:font-size-asian="13.1000003814697pt" style:font-style-asian="normal" style:font-weight-asian="normal" style:font-size-complex="15pt" style:font-style-complex="normal" style:font-weight-complex="normal"/>
    </style:style>
    <style:style style:name="P24" style:family="paragraph" style:parent-style-name="Standard">
      <style:text-properties style:text-position="0% 100%" style:font-name="Liberation Serif" fo:font-size="15pt" fo:font-style="normal" style:text-underline-style="none" fo:font-weight="normal" officeooo:rsid="0024613c" officeooo:paragraph-rsid="0024613c" style:font-size-asian="13.1000003814697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>
      <style:text-properties style:text-position="0% 100%" style:font-name="Liberation Serif" fo:font-size="15pt" fo:font-style="normal" style:text-underline-style="none" fo:font-weight="normal" officeooo:rsid="0024613c" officeooo:paragraph-rsid="0026255b" style:font-size-asian="13.1000003814697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>
      <style:text-properties style:text-position="0% 100%" style:font-name="Liberation Serif" fo:font-size="15pt" fo:font-style="normal" style:text-underline-style="none" fo:font-weight="normal" officeooo:rsid="0024613c" officeooo:paragraph-rsid="00263938" style:font-size-asian="13.1000003814697pt" style:font-style-asian="normal" style:font-weight-asian="normal" style:font-size-complex="15pt" style:font-style-complex="normal" style:font-weight-complex="normal"/>
    </style:style>
    <style:style style:name="P27" style:family="paragraph" style:parent-style-name="Standard">
      <style:text-properties style:text-position="0% 100%" style:font-name="Liberation Serif" fo:font-size="15pt" fo:font-style="normal" style:text-underline-style="none" fo:font-weight="normal" officeooo:rsid="0026255b" officeooo:paragraph-rsid="0026255b" style:font-size-asian="13.1000003814697pt" style:font-style-asian="normal" style:font-weight-asian="normal" style:font-size-complex="15pt" style:font-style-complex="normal" style:font-weight-complex="normal"/>
    </style:style>
    <style:style style:name="P28" style:family="paragraph" style:parent-style-name="Standard">
      <style:text-properties style:text-position="0% 100%" style:font-name="Liberation Serif" fo:font-size="15pt" fo:font-style="normal" style:text-underline-style="none" fo:font-weight="normal" officeooo:rsid="00263938" officeooo:paragraph-rsid="00263938" style:font-size-asian="13.1000003814697pt" style:font-style-asian="normal" style:font-weight-asian="normal" style:font-size-complex="15pt" style:font-style-complex="normal" style:font-weight-complex="normal"/>
    </style:style>
    <style:style style:name="P29" style:family="paragraph" style:parent-style-name="Standard">
      <style:text-properties style:text-position="0% 100%" style:font-name="Liberation Serif" fo:font-size="18pt" fo:font-style="normal" style:text-underline-style="solid" style:text-underline-width="auto" style:text-underline-color="font-color" fo:font-weight="normal" officeooo:rsid="001715f6" officeooo:paragraph-rsid="001715f6" style:font-size-asian="18pt" style:font-style-asian="normal" style:font-weight-asian="normal" style:font-size-complex="18pt" style:font-style-complex="normal" style:font-weight-complex="normal"/>
    </style:style>
    <style:style style:name="P30" style:family="paragraph" style:parent-style-name="Standard">
      <style:text-properties style:text-position="0% 100%" style:font-name="Liberation Serif1" fo:font-size="15pt" fo:font-style="normal" style:text-underline-style="none" fo:font-weight="normal" officeooo:rsid="0026255b" officeooo:paragraph-rsid="0024613c" style:font-size-asian="13.1000003814697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text-properties style:text-position="0% 100%" style:font-name="Liberation Serif1" fo:font-size="15pt" fo:font-style="normal" style:text-underline-style="none" fo:font-weight="normal" officeooo:rsid="00263938" officeooo:paragraph-rsid="00263938" style:font-size-asian="13.1000003814697pt" style:font-style-asian="normal" style:font-weight-asian="normal" style:font-size-complex="15pt" style:font-style-complex="normal" style:font-weight-complex="normal"/>
    </style:style>
    <style:style style:name="P32" style:family="paragraph" style:parent-style-name="Standard">
      <style:text-properties style:text-position="0% 100%" style:font-name="Liberation Serif1" fo:font-size="15pt" fo:font-style="normal" style:text-underline-style="none" fo:font-weight="normal" officeooo:rsid="00279781" officeooo:paragraph-rsid="00297a2a" style:font-size-asian="13.1000003814697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text-properties style:text-position="0% 100%" style:font-name="Liberation Serif1" fo:font-size="15pt" fo:font-style="normal" style:text-underline-style="none" fo:font-weight="normal" officeooo:rsid="00279781" officeooo:paragraph-rsid="00279781" style:font-size-asian="13.1000003814697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text-properties style:text-position="0% 100%" style:font-name="Liberation Serif1" fo:font-size="15pt" fo:font-style="normal" style:text-underline-style="none" fo:font-weight="normal" officeooo:rsid="00297a2a" officeooo:paragraph-rsid="00297a2a" style:font-size-asian="13.1000003814697pt" style:font-style-asian="normal" style:font-weight-asian="normal" style:font-size-complex="15pt" style:font-style-complex="normal" style:font-weight-complex="normal"/>
    </style:style>
    <style:style style:name="P35" style:family="paragraph" style:parent-style-name="Standard">
      <style:text-properties style:text-position="0% 100%" style:font-name="Liberation Serif1" fo:font-size="20pt" fo:font-style="normal" style:text-underline-style="none" fo:font-weight="bold" officeooo:rsid="00279781" officeooo:paragraph-rsid="00297a2a" style:font-size-asian="20pt" style:font-style-asian="normal" style:font-weight-asian="bold" style:font-size-complex="20pt" style:font-style-complex="normal" style:font-weight-complex="bold"/>
    </style:style>
    <style:style style:name="P36" style:family="paragraph" style:parent-style-name="Standard">
      <style:text-properties style:text-position="0% 100%" style:font-name="Liberation Serif1" fo:font-size="20pt" fo:font-style="normal" style:text-underline-style="none" fo:font-weight="bold" officeooo:rsid="00297a2a" officeooo:paragraph-rsid="00297a2a" style:font-size-asian="17.5pt" style:font-style-asian="normal" style:font-weight-asian="bold" style:font-size-complex="20pt" style:font-style-complex="normal" style:font-weight-complex="bold"/>
    </style:style>
    <style:style style:name="P37" style:family="paragraph" style:parent-style-name="Standard">
      <style:text-properties style:text-position="sub 58%" style:font-name="Liberation Serif" fo:font-size="15pt" fo:font-style="normal" style:text-underline-style="none" fo:font-weight="normal" officeooo:rsid="000f0f2c" officeooo:paragraph-rsid="000f0f2c" style:font-size-asian="13.1000003814697pt" style:font-style-asian="normal" style:font-weight-asian="normal" style:font-size-complex="15pt" style:font-style-complex="normal" style:font-weight-complex="normal"/>
    </style:style>
    <style:style style:name="P38" style:family="paragraph" style:parent-style-name="Standard">
      <style:text-properties style:font-name="Liberation Serif" fo:font-size="20pt" style:text-underline-style="none" fo:font-weight="bold" officeooo:rsid="002d80f3" officeooo:paragraph-rsid="002d80f3" style:font-size-asian="20pt" style:font-weight-asian="bold" style:font-size-complex="20pt" style:font-weight-complex="bold"/>
    </style:style>
    <style:style style:name="P39" style:family="paragraph" style:parent-style-name="Standard" style:list-style-name="L1">
      <style:text-properties style:font-name="Liberation Serif" fo:font-size="15pt" style:text-underline-style="none" fo:font-weight="normal" officeooo:rsid="002d80f3" officeooo:paragraph-rsid="002d80f3" style:font-size-asian="13.1000003814697pt" style:font-weight-asian="normal" style:font-size-complex="15pt" style:font-weight-complex="normal"/>
    </style:style>
    <style:style style:name="P40" style:family="paragraph" style:parent-style-name="Standard" style:list-style-name="L2">
      <style:text-properties style:text-position="0% 100%" style:font-name="Liberation Serif1" fo:font-size="15pt" fo:font-style="normal" style:text-underline-style="none" fo:font-weight="normal" officeooo:rsid="00297a2a" officeooo:paragraph-rsid="00297a2a" style:font-size-asian="13.1000003814697pt" style:font-style-asian="normal" style:font-weight-asian="normal" style:font-size-complex="15pt" style:font-style-complex="normal" style:font-weight-complex="normal"/>
    </style:style>
    <style:style style:name="P41" style:family="paragraph" style:parent-style-name="Standard" style:list-style-name="L3">
      <style:text-properties style:text-position="0% 100%" style:font-name="Liberation Serif1" fo:font-size="15pt" fo:font-style="normal" style:text-underline-style="none" fo:font-weight="normal" officeooo:rsid="00297a2a" officeooo:paragraph-rsid="00297a2a" style:font-size-asian="13.1000003814697pt" style:font-style-asian="normal" style:font-weight-asian="normal" style:font-size-complex="15pt" style:font-style-complex="normal" style:font-weight-complex="normal"/>
    </style:style>
    <style:style style:name="P42" style:family="paragraph" style:parent-style-name="Standard">
      <style:text-properties style:text-position="0% 100%" style:font-name="Liberation Serif1" fo:font-size="15pt" fo:font-style="normal" style:text-underline-style="none" fo:font-weight="normal" officeooo:rsid="002f8ef6" officeooo:paragraph-rsid="002f8ef6" style:font-size-asian="13.1000003814697pt" style:font-style-asian="normal" style:font-weight-asian="normal" style:font-size-complex="15pt" style:font-style-complex="normal" style:font-weight-complex="normal"/>
    </style:style>
    <style:style style:name="T1" style:family="text">
      <style:text-properties officeooo:rsid="000d94a1"/>
    </style:style>
    <style:style style:name="T2" style:family="text">
      <style:text-properties officeooo:rsid="000da53d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0a963"/>
    </style:style>
    <style:style style:name="T5" style:family="text">
      <style:text-properties style:text-position="sub 58%" officeooo:rsid="0022b4a2"/>
    </style:style>
    <style:style style:name="T6" style:family="text">
      <style:text-properties style:text-position="sub 58%" officeooo:rsid="0024613c"/>
    </style:style>
    <style:style style:name="T7" style:family="text">
      <style:text-properties style:text-position="sub 58%" style:font-name="Liberation Serif1"/>
    </style:style>
    <style:style style:name="T8" style:family="text">
      <style:text-properties style:text-position="sub 58%" style:font-name="Liberation Serif1" officeooo:rsid="0026255b"/>
    </style:style>
    <style:style style:name="T9" style:family="text">
      <style:text-properties style:text-position="sub 58%" style:font-name="Liberation Serif1" officeooo:rsid="0024613c"/>
    </style:style>
    <style:style style:name="T10" style:family="text">
      <style:text-properties style:text-position="sub 58%" style:font-name="Liberation Serif1" officeooo:rsid="00263938"/>
    </style:style>
    <style:style style:name="T11" style:family="text">
      <style:text-properties style:text-position="0% 100%"/>
    </style:style>
    <style:style style:name="T12" style:family="text">
      <style:text-properties officeooo:rsid="0010a963"/>
    </style:style>
    <style:style style:name="T13" style:family="text">
      <style:text-properties officeooo:rsid="0011ed28"/>
    </style:style>
    <style:style style:name="T14" style:family="text">
      <style:text-properties officeooo:rsid="0013bceb"/>
    </style:style>
    <style:style style:name="T15" style:family="text">
      <style:text-properties officeooo:rsid="001715f6"/>
    </style:style>
    <style:style style:name="T16" style:family="text">
      <style:text-properties style:text-position="super 58%"/>
    </style:style>
    <style:style style:name="T17" style:family="text">
      <style:text-properties style:text-position="super 58%" officeooo:rsid="001715f6"/>
    </style:style>
    <style:style style:name="T18" style:family="text">
      <style:text-properties fo:font-size="18pt" style:text-underline-style="solid" style:text-underline-width="auto" style:text-underline-color="font-color" officeooo:rsid="001715f6" style:font-size-asian="18pt" style:font-size-complex="18pt"/>
    </style:style>
    <style:style style:name="T19" style:family="text">
      <style:text-properties officeooo:rsid="0017406f"/>
    </style:style>
    <style:style style:name="T20" style:family="text">
      <style:text-properties officeooo:rsid="0019283e"/>
    </style:style>
    <style:style style:name="T21" style:family="text">
      <style:text-properties officeooo:rsid="001d96b1"/>
    </style:style>
    <style:style style:name="T22" style:family="text">
      <style:text-properties officeooo:rsid="0022b4a2"/>
    </style:style>
    <style:style style:name="T23" style:family="text">
      <style:text-properties officeooo:rsid="0024613c"/>
    </style:style>
    <style:style style:name="T24" style:family="text">
      <style:text-properties style:font-name="Liberation Serif1"/>
    </style:style>
    <style:style style:name="T25" style:family="text">
      <style:text-properties style:font-name="Liberation Serif1" officeooo:rsid="0026255b"/>
    </style:style>
    <style:style style:name="T26" style:family="text">
      <style:text-properties style:font-name="Liberation Serif1" officeooo:rsid="0024613c"/>
    </style:style>
    <style:style style:name="T27" style:family="text">
      <style:text-properties style:font-name="Liberation Serif1" officeooo:rsid="00263938"/>
    </style:style>
    <style:style style:name="T28" style:family="text">
      <style:text-properties officeooo:rsid="0028b92b"/>
    </style:style>
    <style:style style:name="T29" style:family="text">
      <style:text-properties officeooo:rsid="002b6b8f"/>
    </style:style>
    <style:style style:name="T30" style:family="text">
      <style:text-properties officeooo:rsid="002c709f"/>
    </style:style>
    <style:style style:name="T31" style:family="text">
      <style:text-properties officeooo:rsid="002d80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AA Springtime Project</text:p>
      <text:p text:style-name="P1"/>
      <text:p text:style-name="P38">Data Structures used:</text:p>
      <text:list xml:id="list2456682997" text:style-name="L1">
        <text:list-item>
          <text:p text:style-name="P39">sets (of STL in C++)</text:p>
        </text:list-item>
        <text:list-item>
          <text:p text:style-name="P39">vector (of STL in C++)</text:p>
        </text:list-item>
      </text:list>
      <text:p text:style-name="P9"/>
      <text:p text:style-name="P10">Pseudo Code:</text:p>
      <text:p text:style-name="P1"/>
      <text:p text:style-name="P3"><text:span text:style-name="T1">set&lt;int&gt;</text:span> trees<text:span text:style-name="T1">(</text:span>n<text:span text:style-name="T1">)</text:span>;//n is the number of trees</text:p>
      <text:p text:style-name="P3">set<text:span text:style-name="T1">&lt;int&gt;</text:span> <text:span text:style-name="T1">closeppl[n]</text:span>;</text:p>
      <text:p text:style-name="P3">bool <text:span text:style-name="T1">poss</text:span>[n][2];</text:p>
      <text:p text:style-name="P5">int count=0,d=1,ans=0;</text:p>
      <text:p text:style-name="P5"/>
      <text:p text:style-name="P5">/*counts all valid coordinates of people</text:p>
      <text:p text:style-name="P4">d stores the closest distance possible at which a person can stand away for all the trees</text:p>
      <text:p text:style-name="P4">ans stores the sum of all the distance between each person and a tree*/</text:p>
      <text:p text:style-name="P4"/>
      <text:p text:style-name="P4">while(count!=m)</text:p>
      <text:p text:style-name="P4"><text:tab/>int invalid[];</text:p>
      <text:p text:style-name="P4"><text:tab/>for i-&gt;trees.begin() to trees.end():</text:p>
      <text:p text:style-name="P4"><text:tab/><text:tab/>if(poss[*i][0]!=1 &amp;&amp; *<text:span text:style-name="T13">i-d&gt;*(i-1)</text:span>)</text:p>
      <text:p text:style-name="P4"><text:tab/><text:tab/><text:tab/><text:span text:style-name="T13">if(closeppl[*(i-1)].find(*i-d)!=1)</text:span></text:p>
      <text:p text:style-name="P4"><text:tab/><text:tab/><text:tab/><text:tab/>count++;</text:p>
      <text:p text:style-name="P4"><text:tab/><text:tab/><text:tab/><text:tab/>closeppl[*i].insert(*i-d);</text:p>
      <text:p text:style-name="P4"><text:tab/><text:tab/><text:tab/><text:tab/>ans+=d;</text:p>
      <text:p text:style-name="P4"><text:tab/><text:tab/><text:tab/><text:span text:style-name="T28">else</text:span></text:p>
      <text:p text:style-name="P4"><text:tab/><text:tab/><text:tab/><text:tab/><text:span text:style-name="T28">pos[*i][0]=1;</text:span></text:p>
      <text:p text:style-name="P4"><text:tab/><text:tab/>else</text:p>
      <text:p text:style-name="P4"><text:tab/><text:tab/><text:tab/>poss[*i]][0]=1;</text:p>
      <text:p text:style-name="P4"><text:tab/><text:tab/>if(<text:span text:style-name="T31">count</text:span>==m)</text:p>
      <text:p text:style-name="P4"><text:tab/><text:tab/><text:tab/>break;</text:p>
      <text:p text:style-name="P4"><text:tab/><text:tab/>if(poss[i][1]!=1 &amp;&amp; *i+d<text:span text:style-name="T13">&lt;*(i+</text:span>1)<text:span text:style-name="T14">)</text:span></text:p>
      <text:p text:style-name="P4"><text:tab/><text:tab/><text:tab/><text:span text:style-name="T13">if(closeppl[*(i+1)].find(*i+d)!=1)</text:span></text:p>
      <text:p text:style-name="P4"><text:tab/><text:tab/><text:tab/><text:tab/>count++;</text:p>
      <text:p text:style-name="P4"><text:tab/><text:tab/><text:tab/><text:tab/>closeppl[*i].insert(*i+d);</text:p>
      <text:p text:style-name="P4"><text:tab/><text:tab/><text:tab/><text:tab/>ans+=d;</text:p>
      <text:p text:style-name="P4"><text:tab/><text:tab/><text:tab/><text:span text:style-name="T28">else</text:span></text:p>
      <text:p text:style-name="P4"><text:tab/><text:tab/><text:tab/><text:tab/><text:span text:style-name="T28">pos[*i][1]=1;</text:span></text:p>
      <text:p text:style-name="P4"><text:tab/><text:tab/>else</text:p>
      <text:p text:style-name="P4"><text:soft-page-break/><text:tab/><text:tab/><text:tab/>poss[*i][1]=1;</text:p>
      <text:p text:style-name="P4"><text:tab/><text:tab/>if(poss<text:span text:style-name="T2">[*i][0] &amp;&amp; poss[*i][1])</text:span></text:p>
      <text:p text:style-name="P4"><text:tab/><text:tab/><text:tab/><text:span text:style-name="T2">invalid.push_back(i);</text:span></text:p>
      <text:p text:style-name="P4"><text:tab/><text:span text:style-name="T2">for i-&gt;invalid.begin() to invalid.end()</text:span></text:p>
      <text:p text:style-name="P4"><text:tab/><text:tab/><text:span text:style-name="T2">trees.remove(i);</text:span></text:p>
      <text:p text:style-name="P6"/>
      <text:p text:style-name="P2"/>
      <text:p text:style-name="P11"/>
      <text:p text:style-name="P11">Proof of Correctness:</text:p>
      <text:p text:style-name="P2"/>
      <text:p text:style-name="P7">The algorithm for this problem is basically, <text:span text:style-name="T21">for ith tree check if the left and the right points at a distance d aren’t occupied by another person or a tree</text:span>. <text:span text:style-name="T21">If they aren’t occupied then add it to closeppl[i] set.</text:span> If the total number of such possible points isn’t m, then repeat this process for d+1. Continue this until we find m points. </text:p>
      <text:p text:style-name="P7"/>
      <text:p text:style-name="P7">We will prove this algorithm using proof by contradiction:</text:p>
      <text:p text:style-name="P7"/>
      <text:p text:style-name="P8">Let us assume that our algorithm’s solution O is <text:span text:style-name="T11">(m</text:span><text:span text:style-name="T3">1 </text:span><text:span text:style-name="T11">+ 2*m</text:span><text:span text:style-name="T3">2 </text:span><text:span text:style-name="T11">+ 3*m</text:span><text:span text:style-name="T3">3</text:span><text:span text:style-name="T11"> +..... k*m</text:span><text:span text:style-name="T3">k</text:span><text:span text:style-name="T11">)</text:span> such that there are m<text:span text:style-name="T3">1 </text:span><text:span text:style-name="T11">points at d = 1, m</text:span><text:span text:style-name="T3">2</text:span><text:span text:style-name="T11"> points at d = 2, m</text:span><text:span text:style-name="T3">3 </text:span><text:span text:style-name="T11">points at d = 3....... m</text:span><text:span text:style-name="T3">k </text:span><text:span text:style-name="T11">points at d = k.</text:span></text:p>
      <text:p text:style-name="P8"><text:span text:style-name="T11"><text:s/></text:span><text:span text:style-name="T3"><text:s/></text:span></text:p>
      <text:p text:style-name="P37"/>
      <text:p text:style-name="P13">Suppose there exists an optimal solution S such that there are <text:span text:style-name="T12">m</text:span><text:span text:style-name="T4">r </text:span><text:span text:style-name="T12">+1 points at d = r and there are m</text:span><text:span text:style-name="T4">k </text:span><text:span text:style-name="T12"><text:s/>- 1 points at d = k (r&lt;k) keeping rest of the number of points and their corresponding distances in O same. In other words, S = O-k+r</text:span></text:p>
      <text:p text:style-name="P16">and S&lt;O.</text:p>
      <text:p text:style-name="P13"/>
      <text:p text:style-name="P14">However, it is impossible for solution S to exist as according to our algorithm, there were only m<text:span text:style-name="T3">r </text:span>points possible at a distance r as the rest of the points were either occupied by a person or a tree.</text:p>
      <text:p text:style-name="P14"/>
      <text:p text:style-name="P14"/>
      <text:p text:style-name="P15">Now for the implementation of our algorithm, <text:span text:style-name="T14">we can keep a person at a distance d for the ith tree only if tree[i-1]&lt;tree[i]-d for its left side and tree[i]+d&lt;tree[i+1] for its right side. If we don’t follow this strategy then we will keep repeating the same points again and again. </text:span></text:p>
      <text:p text:style-name="P15"/>
      <text:p text:style-name="P17">Let’s assume that <text:s/>distance between ith tree and (i+1)th tree to be d’ and d = d’’ such that d’’&gt;d’. However according to our algorithm, tree[i]+d’’ has already been checked when d= d’’- d’ for (i+1)th tree.</text:p>
      <text:p text:style-name="P15"><text:soft-page-break/></text:p>
      <text:p text:style-name="P17">In case the d &gt; (tree[i]-tree[i-1]) &amp;&amp; d &gt; (tree[i+1]-tree[i]) then we remove the <text:span text:style-name="T19">ith tree</text:span> from the <text:span text:style-name="T19">set</text:span> of trees since it isn’t possible for us to add <text:span text:style-name="T20">anymore people.</text:span> </text:p>
      <text:p text:style-name="P15"/>
      <text:p text:style-name="P19">Also, while keeping a person at a point we also have to ensure that there isn’t another person standing over there. <text:span text:style-name="T15">So while adding a person to the left side of ith tree we check if tree[i]-d isn’t there in the set of closeppl[i-1] and similarly for the right side of tree , that is, if tree[i]+d isn’t there in the set of closeppl[i+1]. If it is, then we don’t add that corresponding point to the set closeppl[i]. </text:span></text:p>
      <text:p text:style-name="P21">Also, if there is another person at tree[i]-d/tree[i]+d then we cannot add anymore people for the ith tree. </text:p>
      <text:p text:style-name="P18"/>
      <text:p text:style-name="P23">Let’s assume the distance between tree[i] and tree[i-1] be d’. Now if a point at a distance d towards the left of tree[i] is already occupied, that is, it is present in the set of closeppl[i-1], then it would imply that d&gt;=d’-d . This means that we cannot anymore points to the left of the ith tree as they would already be occupied, that is, present in the set of closeppl[i-1].</text:p>
      <text:p text:style-name="P18"/>
      <text:p text:style-name="P20">With this, we can see that we can always add one person to the left of the first tree and to the right of the last tree at a distance d.</text:p>
      <text:p text:style-name="P29"/>
      <text:p text:style-name="P18"><text:span text:style-name="T18">Time Complexity:</text:span><text:span text:style-name="T17"> </text:span><text:span text:style-name="T15"><text:s/></text:span></text:p>
      <text:p text:style-name="P18"/>
      <text:p text:style-name="P22">T(n) = O(n*logn) + K(m<text:span text:style-name="T6">0</text:span>) (where K(m) is the complexity of our algorithm)</text:p>
      <text:p text:style-name="P22"/>
      <text:p text:style-name="P23">Let’s assume a generalised solution <text:span text:style-name="T22">such that there are m</text:span><text:span text:style-name="T5">1 </text:span><text:span text:style-name="T22">points at d = 1,m</text:span><text:span text:style-name="T6">2 </text:span><text:span text:style-name="T23">points at d = 2,......,m</text:span><text:span text:style-name="T6">k </text:span><text:span text:style-name="T23">points at d = k.</text:span></text:p>
      <text:p text:style-name="P23"/>
      <text:p text:style-name="P24">So m<text:span text:style-name="T3">0</text:span> = m<text:span text:style-name="T3">1 </text:span>+ m<text:span text:style-name="T3">2</text:span> + .... m<text:span text:style-name="T3">k <text:s text:c="35"/></text:span>...........i)</text:p>
      <text:p text:style-name="P24"/>
      <text:p text:style-name="P27">Now, the outer loop will run k times, in which for each of the ith iteration</text:p>
      <text:p text:style-name="P27">1) m<text:span text:style-name="T3">i </text:span>points get added in the <text:span text:style-name="T29">corresponding</text:span> sets. Complexity = <text:span text:style-name="T26">(m</text:span><text:span text:style-name="T9">i</text:span><text:span text:style-name="T26">*log(m</text:span><text:span text:style-name="T9">i</text:span><text:span text:style-name="T26">)</text:span><text:span text:style-name="T24">)</text:span></text:p>
      <text:p text:style-name="P27">2) m<text:span text:style-name="T3">i-1</text:span> – m<text:span text:style-name="T3">i </text:span><text:s/>do not get added and are added in inv<text:span text:style-name="T30">alid</text:span>[] vector. Complexity = <text:span text:style-name="T26">(m</text:span><text:span text:style-name="T9">i-1 </text:span><text:span text:style-name="T26">- m</text:span><text:span text:style-name="T9">i </text:span><text:span text:style-name="T26">)</text:span></text:p>
      <text:p text:style-name="P27">3) m<text:span text:style-name="T3">i-1</text:span> – m<text:span text:style-name="T3">i </text:span>trees are removed from the set of trees. <text:s/>Complexity = <text:span text:style-name="T26">(m</text:span><text:span text:style-name="T9">i-1 </text:span><text:span text:style-name="T26">- m</text:span><text:span text:style-name="T9">i</text:span><text:span text:style-name="T26">)*log(m</text:span><text:span text:style-name="T9">i-1</text:span><text:span text:style-name="T26">)</text:span></text:p>
      <text:p text:style-name="P28">Therefore,</text:p>
      <text:p text:style-name="P28"/>
      <text:p text:style-name="P24">K(m<text:span text:style-name="T3">0</text:span>) = <text:span text:style-name="T16">i=k</text:span><text:span text:style-name="T24">Σ</text:span><text:span text:style-name="T7">i=1</text:span><text:span text:style-name="T24">(m</text:span><text:span text:style-name="T7">i</text:span><text:span text:style-name="T24">*log(m</text:span><text:span text:style-name="T7">i</text:span><text:span text:style-name="T24">) + (m</text:span><text:span text:style-name="T7">i-1 </text:span><text:span text:style-name="T24">-</text:span><text:span text:style-name="T7"> </text:span><text:span text:style-name="T24">m</text:span><text:span text:style-name="T7">i</text:span><text:span text:style-name="T24">) + (m</text:span><text:span text:style-name="T7">i-1 </text:span><text:span text:style-name="T24">- m</text:span><text:span text:style-name="T7">i</text:span><text:span text:style-name="T24">)*log(m</text:span><text:span text:style-name="T7">i-1</text:span><text:span text:style-name="T24">))</text:span></text:p>
      <text:p text:style-name="P24"><text:span text:style-name="T24"><text:tab/> &lt;= </text:span><text:span text:style-name="T16">i=k</text:span><text:span text:style-name="T24">Σ</text:span><text:span text:style-name="T7">i=1</text:span><text:span text:style-name="T24">(m</text:span><text:span text:style-name="T7">i</text:span><text:span text:style-name="T24">*log(m</text:span><text:span text:style-name="T7">0</text:span><text:span text:style-name="T24">) + (m</text:span><text:span text:style-name="T7">i-1 </text:span><text:span text:style-name="T24">- m</text:span><text:span text:style-name="T7">i</text:span><text:span text:style-name="T24">) + (m</text:span><text:span text:style-name="T7">i-1 </text:span><text:span text:style-name="T24">- m</text:span><text:span text:style-name="T7">i</text:span><text:span text:style-name="T24">)*log(m</text:span><text:span text:style-name="T7">0</text:span><text:span text:style-name="T24">))</text:span></text:p>
      <text:p text:style-name="P24"><text:soft-page-break/><text:span text:style-name="T24"><text:tab/> &lt;= </text:span><text:span text:style-name="T16">i=k</text:span><text:span text:style-name="T24">Σ</text:span><text:span text:style-name="T7">i=1</text:span><text:span text:style-name="T24">(m</text:span><text:span text:style-name="T7">i-1 </text:span><text:span text:style-name="T24">- m</text:span><text:span text:style-name="T7">i</text:span><text:span text:style-name="T24">) + (m</text:span><text:span text:style-name="T7">i-1</text:span><text:span text:style-name="T24">*log(m</text:span><text:span text:style-name="T7">0</text:span><text:span text:style-name="T24">))</text:span></text:p>
      <text:p text:style-name="P24"><text:span text:style-name="T24"><text:tab/> &lt;= (m</text:span><text:span text:style-name="T7">0 </text:span><text:span text:style-name="T24">- m</text:span><text:span text:style-name="T7">k</text:span><text:span text:style-name="T24">) + </text:span><text:span text:style-name="T25">log(m</text:span><text:span text:style-name="T8">0</text:span><text:span text:style-name="T25">)*(m</text:span><text:span text:style-name="T8">0 </text:span><text:span text:style-name="T25">+ m</text:span><text:span text:style-name="T8">1 </text:span><text:span text:style-name="T25">+ m</text:span><text:span text:style-name="T8">2 </text:span><text:span text:style-name="T25">+.... +m</text:span><text:span text:style-name="T8">k-1</text:span><text:span text:style-name="T25">)</text:span></text:p>
      <text:p text:style-name="P30"><text:tab/> Substituting eqn.1 </text:p>
      <text:p text:style-name="P25"><text:span text:style-name="T25"><text:tab/> &lt;= </text:span><text:span text:style-name="T24">(m</text:span><text:span text:style-name="T7">0 </text:span><text:span text:style-name="T24">- m</text:span><text:span text:style-name="T7">k</text:span><text:span text:style-name="T24">) + </text:span><text:span text:style-name="T25">log(m</text:span><text:span text:style-name="T8">0</text:span><text:span text:style-name="T25">)*(m</text:span><text:span text:style-name="T8">0 </text:span><text:span text:style-name="T25">+ m</text:span><text:span text:style-name="T10">0 <text:s/></text:span><text:span text:style-name="T27">- m</text:span><text:span text:style-name="T10">k</text:span><text:span text:style-name="T27">)</text:span></text:p>
      <text:p text:style-name="P26"><text:span text:style-name="T27"><text:tab/> &lt;= </text:span><text:span text:style-name="T24">(m</text:span><text:span text:style-name="T7">0 </text:span><text:span text:style-name="T24">- m</text:span><text:span text:style-name="T7">k</text:span><text:span text:style-name="T24">) </text:span><text:span text:style-name="T27">+ 2*log(m</text:span><text:span text:style-name="T10">0</text:span><text:span text:style-name="T27">)*m</text:span><text:span text:style-name="T10">0</text:span><text:span text:style-name="T27"> – m</text:span><text:span text:style-name="T10">k</text:span><text:span text:style-name="T27">*log(m</text:span><text:span text:style-name="T10">0</text:span><text:span text:style-name="T27">)</text:span></text:p>
      <text:p text:style-name="P31"/>
      <text:p text:style-name="P31">Therefore,</text:p>
      <text:p text:style-name="P31">K(m) = O(m*log(m))</text:p>
      <text:p text:style-name="P31"/>
      <text:p text:style-name="P31">T(n) = O(n*log(n)) + O(m*log(m))</text:p>
      <text:p text:style-name="P31"/>
      <text:p text:style-name="P35">Instructions to run the code:</text:p>
      <text:p text:style-name="P32"/>
      <text:p text:style-name="P34">To compile the code type the following command on the terminal:</text:p>
      <text:p text:style-name="P34"/>
      <text:list xml:id="list3603368892" text:style-name="L2">
        <text:list-item>
          <text:p text:style-name="P40">g++ 1283D.cpp 1283D.h</text:p>
        </text:list-item>
      </text:list>
      <text:p text:style-name="P34"/>
      <text:p text:style-name="P34">To run the code type the following command on the terminal:</text:p>
      <text:p text:style-name="P34"/>
      <text:list xml:id="list247687630" text:style-name="L3">
        <text:list-item>
          <text:p text:style-name="P41">./a.out</text:p>
        </text:list-item>
      </text:list>
      <text:p text:style-name="P34"/>
      <text:p text:style-name="P36">Notable defects/side-effects in the code:</text:p>
      <text:p text:style-name="P36"/>
      <text:p text:style-name="P42">Our code compiles and runs successful for n upto the order of 10^7. However, since its a large input, we input/output using files and input of the order of 10^7 cannot be opened by any of the text editors as it the text editor crashes.</text:p>
      <text:p text:style-name="P42">So that’s why in our test-cases we have kept n &lt;=2*10^6 and m&lt;= 2*10^6 </text:p>
      <text:p text:style-name="P33"/>
      <text:p text:style-name="P33"/>
      <text:p text:style-name="P33"/>
      <text:p text:style-name="P33"/>
      <text:p text:style-name="P33"/>
      <text:p text:style-name="P31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21:58:29.917082210</meta:creation-date>
    <meta:generator>LibreOffice/6.0.7.3$Linux_X86_64 LibreOffice_project/00m0$Build-3</meta:generator>
    <dc:date>2020-04-12T18:58:23.552597088</dc:date>
    <meta:editing-duration>PT9H18M30S</meta:editing-duration>
    <meta:editing-cycles>18</meta:editing-cycles>
    <meta:document-statistic meta:table-count="0" meta:image-count="0" meta:object-count="0" meta:page-count="4" meta:paragraph-count="81" meta:word-count="914" meta:character-count="5227" meta:non-whitespace-character-count="4258"/>
  </office:meta>
</office:document-meta>
</file>